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2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023" table:default-cell-style-name="ce4"/>
        <table:table-row table:style-name="ro1">
          <table:table-cell office:value-type="string" calcext:value-type="string">
            <text:p>grade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0.5" calcext:value-type="float">
            <text:p>80.5</text:p>
          </table:table-cell>
          <table:table-cell table:style-name="ce2" office:value-type="float" office:value="91.2" calcext:value-type="float">
            <text:p>91.2</text:p>
          </table:table-cell>
          <table:table-cell table:style-name="ce2" office:value-type="float" office:value="100.5" calcext:value-type="float">
            <text:p>100.5</text:p>
          </table:table-cell>
          <table:table-cell table:style-name="ce1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formula="of:=[.B2]/[.B1]" office:value-type="float" office:value="0.0504385964912281" calcext:value-type="float">
            <text:p>0.0504385965</text:p>
          </table:table-cell>
          <table:table-cell table:formula="of:=[.C2]/[.C1]" office:value-type="float" office:value="0.0465549348230913" calcext:value-type="float">
            <text:p>0.0465549348</text:p>
          </table:table-cell>
          <table:table-cell table:formula="of:=[.D2]/[.D1]" office:value-type="float" office:value="0.0432835820895522" calcext:value-type="float">
            <text:p>0.0432835821</text:p>
          </table:table-cell>
          <table:table-cell table:formula="of:=[.E2]/[.E1]" office:value-type="float" office:value="0.0409937888198758" calcext:value-type="float">
            <text:p>0.0409937888</text:p>
          </table:table-cell>
          <table:table-cell table:formula="of:=[.F2]/[.F1]" office:value-type="float" office:value="0.0394736842105263" calcext:value-type="float">
            <text:p>0.0394736842</text:p>
          </table:table-cell>
          <table:table-cell table:formula="of:=[.G2]/[.G1]" office:value-type="float" office:value="0.0388059701492537" calcext:value-type="float">
            <text:p>0.0388059701</text:p>
          </table:table-cell>
          <table:table-cell table:number-columns-repeated="100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table:number-columns-repeated="1017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6.4" calcext:value-type="float">
            <text:p>6.4</text:p>
          </table:table-cell>
          <table:table-cell office:value-type="float" office:value="7.1" calcext:value-type="float">
            <text:p>7.1</text:p>
          </table:table-cell>
          <table:table-cell office:value-type="float" office:value="7.8" calcext:value-type="float">
            <text:p>7.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5.3" calcext:value-type="float">
            <text:p>5.3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 office:value-type="float" office:value="9.1" calcext:value-type="float">
            <text:p>9.1</text:p>
          </table:table-cell>
          <table:table-cell table:number-columns-repeated="1017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0.4" calcext:value-type="float">
            <text:p>10.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table:number-columns-repeated="1017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6.4" calcext:value-type="float">
            <text:p>6.4</text:p>
          </table:table-cell>
          <table:table-cell office:value-type="float" office:value="7.3" calcext:value-type="float">
            <text:p>7.3</text:p>
          </table:table-cell>
          <table:table-cell office:value-type="float" office:value="8.9" calcext:value-type="float">
            <text:p>8.9</text:p>
          </table:table-cell>
          <table:table-cell office:value-type="float" office:value="10.5" calcext:value-type="float">
            <text:p>10.5</text:p>
          </table:table-cell>
          <table:table-cell office:value-type="float" office:value="11.8" calcext:value-type="float">
            <text:p>11.8</text:p>
          </table:table-cell>
          <table:table-cell office:value-type="float" office:value="12.9" calcext:value-type="float">
            <text:p>12.9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.8</text:p>
          </table:table-cell>
          <table:table-cell office:value-type="float" office:value="11.6" calcext:value-type="float">
            <text:p>11.6</text:p>
          </table:table-cell>
          <table:table-cell office:value-type="float" office:value="13" calcext:value-type="float">
            <text:p>13</text:p>
          </table:table-cell>
          <table:table-cell office:value-type="float" office:value="14.2" calcext:value-type="float">
            <text:p>14.2</text:p>
          </table:table-cell>
          <table:table-cell table:number-columns-repeated="1017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10.6" calcext:value-type="float">
            <text:p>10.6</text:p>
          </table:table-cell>
          <table:table-cell office:value-type="float" office:value="12.6" calcext:value-type="float">
            <text:p>12.6</text:p>
          </table:table-cell>
          <table:table-cell office:value-type="float" office:value="14.2" calcext:value-type="float">
            <text:p>14.2</text:p>
          </table:table-cell>
          <table:table-cell office:value-type="float" office:value="15.5" calcext:value-type="float">
            <text:p>15.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.2</text:p>
          </table:table-cell>
          <table:table-cell office:value-type="float" office:value="9.4" calcext:value-type="float">
            <text:p>9.4</text:p>
          </table:table-cell>
          <table:table-cell office:value-type="float" office:value="11.5" calcext:value-type="float">
            <text:p>11.5</text:p>
          </table:table-cell>
          <table:table-cell office:value-type="float" office:value="13.6" calcext:value-type="float">
            <text:p>13.6</text:p>
          </table:table-cell>
          <table:table-cell office:value-type="float" office:value="15.3" calcext:value-type="float">
            <text:p>15.3</text:p>
          </table:table-cell>
          <table:table-cell office:value-type="float" office:value="16.8" calcext:value-type="float">
            <text:p>16.8</text:p>
          </table:table-cell>
          <table:table-cell table:number-columns-repeated="1017"/>
        </table:table-row>
        <table:table-row table:style-name="ro1">
          <table:table-cell table:number-columns-repeated="9"/>
          <table:table-cell table:formula="of:=[.B2]/([.B1]/60)" office:value-type="float" office:value="3.02631578947368" calcext:value-type="float">
            <text:p>3.0263157895</text:p>
          </table:table-cell>
          <table:table-cell table:formula="of:=[.C2]/([.C1]/60)" office:value-type="float" office:value="2.79329608938547" calcext:value-type="float">
            <text:p>2.7932960894</text:p>
          </table:table-cell>
          <table:table-cell table:formula="of:=[.D2]/([.D1]/60)" office:value-type="float" office:value="2.59701492537313" calcext:value-type="float">
            <text:p>2.5970149254</text:p>
          </table:table-cell>
          <table:table-cell table:formula="of:=[.E2]/([.E1]/60)" office:value-type="float" office:value="2.45962732919255" calcext:value-type="float">
            <text:p>2.4596273292</text:p>
          </table:table-cell>
          <table:table-cell table:formula="of:=[.F2]/([.F1]/60)" office:value-type="float" office:value="2.36842105263158" calcext:value-type="float">
            <text:p>2.3684210526</text:p>
          </table:table-cell>
          <table:table-cell table:formula="of:=[.G2]/([.G1]/60)" office:value-type="float" office:value="2.32835820895522" calcext:value-type="float">
            <text:p>2.328358209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formula="of:=[.B12]/[.B1]" office:value-type="float" office:value="0.179824561403509" calcext:value-type="float">
            <text:p>0.1798245614</text:p>
          </table:table-cell>
          <table:table-cell table:formula="of:=[.C12]/[.C1]" office:value-type="float" office:value="0.175046554934823" calcext:value-type="float">
            <text:p>0.1750465549</text:p>
          </table:table-cell>
          <table:table-cell table:formula="of:=[.D12]/[.D1]" office:value-type="float" office:value="0.171641791044776" calcext:value-type="float">
            <text:p>0.171641791</text:p>
          </table:table-cell>
          <table:table-cell table:formula="of:=[.E12]/[.E1]" office:value-type="float" office:value="0.168944099378882" calcext:value-type="float">
            <text:p>0.1689440994</text:p>
          </table:table-cell>
          <table:table-cell table:formula="of:=[.F12]/[.F1]" office:value-type="float" office:value="0.167763157894737" calcext:value-type="float">
            <text:p>0.1677631579</text:p>
          </table:table-cell>
          <table:table-cell table:formula="of:=[.G12]/[.G1]" office:value-type="float" office:value="0.167164179104478" calcext:value-type="float">
            <text:p>0.16716417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formula="of:=([.B3]-[.B$2])/[.$A3]" office:value-type="float" office:value="0.24" calcext:value-type="float">
            <text:p>0.24</text:p>
          </table:table-cell>
          <table:table-cell table:style-name="ce5" table:formula="of:=([.C3]-[.C$2])/[.$A3]" office:value-type="float" office:value="0.28" calcext:value-type="float">
            <text:p>0.28</text:p>
          </table:table-cell>
          <table:table-cell table:style-name="ce5" table:formula="of:=([.D3]-[.D$2])/[.$A3]" office:value-type="float" office:value="0.36" calcext:value-type="float">
            <text:p>0.36</text:p>
          </table:table-cell>
          <table:table-cell table:style-name="ce5" table:formula="of:=([.E3]-[.E$2])/[.$A3]" office:value-type="float" office:value="0.4" calcext:value-type="float">
            <text:p>0.40</text:p>
          </table:table-cell>
          <table:table-cell table:style-name="ce5" table:formula="of:=([.F3]-[.F$2])/[.$A3]" office:value-type="float" office:value="0.48" calcext:value-type="float">
            <text:p>0.48</text:p>
          </table:table-cell>
          <table:table-cell table:style-name="ce5" table:formula="of:=([.G3]-[.G$2])/[.$A3]" office:value-type="float" office:value="0.52" calcext:value-type="float">
            <text:p>0.52</text:p>
          </table:table-cell>
          <table:table-cell table:number-columns-repeated="2"/>
          <table:table-cell table:formula="of:=[.B16]/[.B1]" office:value-type="float" office:value="0.00526315789473684" calcext:value-type="float">
            <text:p>0.0052631579</text:p>
          </table:table-cell>
          <table:table-cell table:formula="of:=[.C16]/[.C1]" office:value-type="float" office:value="0.00521415270018622" calcext:value-type="float">
            <text:p>0.0052141527</text:p>
          </table:table-cell>
          <table:table-cell table:formula="of:=[.D16]/[.D1]" office:value-type="float" office:value="0.00537313432835821" calcext:value-type="float">
            <text:p>0.0053731343</text:p>
          </table:table-cell>
          <table:table-cell table:formula="of:=[.E16]/[.E1]" office:value-type="float" office:value="0.00496894409937888" calcext:value-type="float">
            <text:p>0.0049689441</text:p>
          </table:table-cell>
          <table:table-cell table:formula="of:=[.F16]/[.F1]" office:value-type="float" office:value="0.00526315789473684" calcext:value-type="float">
            <text:p>0.0052631579</text:p>
          </table:table-cell>
          <table:table-cell table:formula="of:=[.G16]/[.G1]" office:value-type="float" office:value="0.00517412935323383" calcext:value-type="float">
            <text:p>0.0051741294</text:p>
          </table:table-cell>
          <table:table-cell/>
          <table:table-cell table:formula="of:=60*AVERAGE([.J16:.O16])" office:value-type="float" office:value="0.312566762706308" calcext:value-type="float">
            <text:p>0.3125667627</text:p>
          </table:table-cell>
          <table:table-cell table:number-columns-repeated="1007"/>
        </table:table-row>
        <table:table-row table:style-name="ro1">
          <table:table-cell/>
          <table:table-cell table:style-name="ce5" table:formula="of:=([.B4]-[.B$2])/[.$A4]" office:value-type="float" office:value="0.24" calcext:value-type="float">
            <text:p>0.24</text:p>
          </table:table-cell>
          <table:table-cell table:style-name="ce5" table:formula="of:=([.C4]-[.C$2])/[.$A4]" office:value-type="float" office:value="0.28" calcext:value-type="float">
            <text:p>0.28</text:p>
          </table:table-cell>
          <table:table-cell table:style-name="ce5" table:formula="of:=([.D4]-[.D$2])/[.$A4]" office:value-type="float" office:value="0.34" calcext:value-type="float">
            <text:p>0.34</text:p>
          </table:table-cell>
          <table:table-cell table:style-name="ce5" table:formula="of:=([.E4]-[.E$2])/[.$A4]" office:value-type="float" office:value="0.42" calcext:value-type="float">
            <text:p>0.42</text:p>
          </table:table-cell>
          <table:table-cell table:style-name="ce5" table:formula="of:=([.F4]-[.F$2])/[.$A4]" office:value-type="float" office:value="0.46" calcext:value-type="float">
            <text:p>0.46</text:p>
          </table:table-cell>
          <table:table-cell table:style-name="ce5" table:formula="of:=([.G4]-[.G$2])/[.$A4]"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table:style-name="ce5" table:formula="of:=([.B5]-[.B$2])/[.$A5]" office:value-type="float" office:value="0.24" calcext:value-type="float">
            <text:p>0.24</text:p>
          </table:table-cell>
          <table:table-cell table:style-name="ce5" table:formula="of:=([.C5]-[.C$2])/[.$A5]" office:value-type="float" office:value="0.28" calcext:value-type="float">
            <text:p>0.28</text:p>
          </table:table-cell>
          <table:table-cell table:style-name="ce5" table:formula="of:=([.D5]-[.D$2])/[.$A5]" office:value-type="float" office:value="0.346666666666667" calcext:value-type="float">
            <text:p>0.35</text:p>
          </table:table-cell>
          <table:table-cell table:style-name="ce5" table:formula="of:=([.E5]-[.E$2])/[.$A5]" office:value-type="float" office:value="0.413333333333333" calcext:value-type="float">
            <text:p>0.41</text:p>
          </table:table-cell>
          <table:table-cell table:style-name="ce5" table:formula="of:=([.F5]-[.F$2])/[.$A5]" office:value-type="float" office:value="0.466666666666667" calcext:value-type="float">
            <text:p>0.47</text:p>
          </table:table-cell>
          <table:table-cell table:style-name="ce5" table:formula="of:=([.G5]-[.G$2])/[.$A5]"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table:style-name="ce5" table:formula="of:=([.B6]-[.B$2])/[.$A6]" office:value-type="float" office:value="0.23" calcext:value-type="float">
            <text:p>0.23</text:p>
          </table:table-cell>
          <table:table-cell table:style-name="ce5" table:formula="of:=([.C6]-[.C$2])/[.$A6]" office:value-type="float" office:value="0.28" calcext:value-type="float">
            <text:p>0.28</text:p>
          </table:table-cell>
          <table:table-cell table:style-name="ce5" table:formula="of:=([.D6]-[.D$2])/[.$A6]" office:value-type="float" office:value="0.34" calcext:value-type="float">
            <text:p>0.34</text:p>
          </table:table-cell>
          <table:table-cell table:style-name="ce5" table:formula="of:=([.E6]-[.E$2])/[.$A6]" office:value-type="float" office:value="0.41" calcext:value-type="float">
            <text:p>0.41</text:p>
          </table:table-cell>
          <table:table-cell table:style-name="ce5" table:formula="of:=([.F6]-[.F$2])/[.$A6]" office:value-type="float" office:value="0.47" calcext:value-type="float">
            <text:p>0.47</text:p>
          </table:table-cell>
          <table:table-cell table:style-name="ce5" table:formula="of:=([.G6]-[.G$2])/[.$A6]"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table:style-name="ce5" table:formula="of:=([.B7]-[.B$2])/[.$A7]" office:value-type="float" office:value="0.232" calcext:value-type="float">
            <text:p>0.23</text:p>
          </table:table-cell>
          <table:table-cell table:style-name="ce5" table:formula="of:=([.C7]-[.C$2])/[.$A7]" office:value-type="float" office:value="0.28" calcext:value-type="float">
            <text:p>0.28</text:p>
          </table:table-cell>
          <table:table-cell table:style-name="ce5" table:formula="of:=([.D7]-[.D$2])/[.$A7]" office:value-type="float" office:value="0.344" calcext:value-type="float">
            <text:p>0.34</text:p>
          </table:table-cell>
          <table:table-cell table:style-name="ce5" table:formula="of:=([.E7]-[.E$2])/[.$A7]" office:value-type="float" office:value="0.416" calcext:value-type="float">
            <text:p>0.42</text:p>
          </table:table-cell>
          <table:table-cell table:style-name="ce5" table:formula="of:=([.F7]-[.F$2])/[.$A7]" office:value-type="float" office:value="0.472" calcext:value-type="float">
            <text:p>0.47</text:p>
          </table:table-cell>
          <table:table-cell table:style-name="ce5" table:formula="of:=([.G7]-[.G$2])/[.$A7]"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table:style-name="ce5" table:formula="of:=([.B8]-[.B$2])/[.$A8]" office:value-type="float" office:value="0.233333333333333" calcext:value-type="float">
            <text:p>0.23</text:p>
          </table:table-cell>
          <table:table-cell table:style-name="ce5" table:formula="of:=([.C8]-[.C$2])/[.$A8]" office:value-type="float" office:value="0.273333333333333" calcext:value-type="float">
            <text:p>0.27</text:p>
          </table:table-cell>
          <table:table-cell table:style-name="ce5" table:formula="of:=([.D8]-[.D$2])/[.$A8]" office:value-type="float" office:value="0.346666666666667" calcext:value-type="float">
            <text:p>0.35</text:p>
          </table:table-cell>
          <table:table-cell table:style-name="ce5" table:formula="of:=([.E8]-[.E$2])/[.$A8]" office:value-type="float" office:value="0.413333333333333" calcext:value-type="float">
            <text:p>0.41</text:p>
          </table:table-cell>
          <table:table-cell table:style-name="ce5" table:formula="of:=([.F8]-[.F$2])/[.$A8]" office:value-type="float" office:value="0.466666666666667" calcext:value-type="float">
            <text:p>0.47</text:p>
          </table:table-cell>
          <table:table-cell table:style-name="ce5" table:formula="of:=([.G8]-[.G$2])/[.$A8]"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table:style-name="ce5" table:formula="of:=([.B9]-[.B$2])/[.$A9]" office:value-type="float" office:value="0.234285714285714" calcext:value-type="float">
            <text:p>0.23</text:p>
          </table:table-cell>
          <table:table-cell table:style-name="ce5" table:formula="of:=([.C9]-[.C$2])/[.$A9]" office:value-type="float" office:value="0.274285714285714" calcext:value-type="float">
            <text:p>0.27</text:p>
          </table:table-cell>
          <table:table-cell table:style-name="ce5" table:formula="of:=([.D9]-[.D$2])/[.$A9]" office:value-type="float" office:value="0.342857142857143" calcext:value-type="float">
            <text:p>0.34</text:p>
          </table:table-cell>
          <table:table-cell table:style-name="ce5" table:formula="of:=([.E9]-[.E$2])/[.$A9]" office:value-type="float" office:value="0.411428571428571" calcext:value-type="float">
            <text:p>0.41</text:p>
          </table:table-cell>
          <table:table-cell table:style-name="ce5" table:formula="of:=([.F9]-[.F$2])/[.$A9]" office:value-type="float" office:value="0.468571428571429" calcext:value-type="float">
            <text:p>0.47</text:p>
          </table:table-cell>
          <table:table-cell table:style-name="ce5" table:formula="of:=([.G9]-[.G$2])/[.$A9]" office:value-type="float" office:value="0.514285714285714" calcext:value-type="float">
            <text:p>0.51</text:p>
          </table:table-cell>
          <table:table-cell table:number-columns-repeated="1017"/>
        </table:table-row>
        <table:table-row table:style-name="ro1">
          <table:table-cell/>
          <table:table-cell table:style-name="ce5" table:formula="of:=([.B10]-[.B$2])/[.$A10]" office:value-type="float" office:value="0.235" calcext:value-type="float">
            <text:p>0.24</text:p>
          </table:table-cell>
          <table:table-cell table:style-name="ce5" table:formula="of:=([.C10]-[.C$2])/[.$A10]" office:value-type="float" office:value="0.275" calcext:value-type="float">
            <text:p>0.28</text:p>
          </table:table-cell>
          <table:table-cell table:style-name="ce5" table:formula="of:=([.D10]-[.D$2])/[.$A10]" office:value-type="float" office:value="0.345" calcext:value-type="float">
            <text:p>0.35</text:p>
          </table:table-cell>
          <table:table-cell table:style-name="ce5" table:formula="of:=([.E10]-[.E$2])/[.$A10]" office:value-type="float" office:value="0.415" calcext:value-type="float">
            <text:p>0.42</text:p>
          </table:table-cell>
          <table:table-cell table:style-name="ce5" table:formula="of:=([.F10]-[.F$2])/[.$A10]" office:value-type="float" office:value="0.47" calcext:value-type="float">
            <text:p>0.47</text:p>
          </table:table-cell>
          <table:table-cell table:style-name="ce5" table:formula="of:=([.G10]-[.G$2])/[.$A10]" office:value-type="float" office:value="0.515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table:style-name="ce5" table:formula="of:=([.B11]-[.B$2])/[.$A11]" office:value-type="float" office:value="0.235555555555556" calcext:value-type="float">
            <text:p>0.24</text:p>
          </table:table-cell>
          <table:table-cell table:style-name="ce5" table:formula="of:=([.C11]-[.C$2])/[.$A11]" office:value-type="float" office:value="0.275555555555555" calcext:value-type="float">
            <text:p>0.28</text:p>
          </table:table-cell>
          <table:table-cell table:style-name="ce5" table:formula="of:=([.D11]-[.D$2])/[.$A11]" office:value-type="float" office:value="0.342222222222222" calcext:value-type="float">
            <text:p>0.34</text:p>
          </table:table-cell>
          <table:table-cell table:style-name="ce5" table:formula="of:=([.E11]-[.E$2])/[.$A11]" office:value-type="float" office:value="0.413333333333333" calcext:value-type="float">
            <text:p>0.41</text:p>
          </table:table-cell>
          <table:table-cell table:style-name="ce5" table:formula="of:=([.F11]-[.F$2])/[.$A11]" office:value-type="float" office:value="0.471111111111111" calcext:value-type="float">
            <text:p>0.47</text:p>
          </table:table-cell>
          <table:table-cell table:style-name="ce5" table:formula="of:=([.G11]-[.G$2])/[.$A11]" office:value-type="float" office:value="0.515555555555556" calcext:value-type="float">
            <text:p>0.52</text:p>
          </table:table-cell>
          <table:table-cell table:number-columns-repeated="1017"/>
        </table:table-row>
        <table:table-row table:style-name="ro1">
          <table:table-cell/>
          <table:table-cell table:style-name="ce5" table:formula="of:=([.B12]-[.B$2])/[.$A12]" office:value-type="float" office:value="0.236" calcext:value-type="float">
            <text:p>0.24</text:p>
          </table:table-cell>
          <table:table-cell table:style-name="ce5" table:formula="of:=([.C12]-[.C$2])/[.$A12]" office:value-type="float" office:value="0.276" calcext:value-type="float">
            <text:p>0.28</text:p>
          </table:table-cell>
          <table:table-cell table:style-name="ce5" table:formula="of:=([.D12]-[.D$2])/[.$A12]" office:value-type="float" office:value="0.344" calcext:value-type="float">
            <text:p>0.34</text:p>
          </table:table-cell>
          <table:table-cell table:style-name="ce5" table:formula="of:=([.E12]-[.E$2])/[.$A12]" office:value-type="float" office:value="0.412" calcext:value-type="float">
            <text:p>0.41</text:p>
          </table:table-cell>
          <table:table-cell table:style-name="ce5" table:formula="of:=([.F12]-[.F$2])/[.$A12]" office:value-type="float" office:value="0.468" calcext:value-type="float">
            <text:p>0.47</text:p>
          </table:table-cell>
          <table:table-cell table:style-name="ce5" table:formula="of:=([.G12]-[.G$2])/[.$A12]" office:value-type="float" office:value="0.516" calcext:value-type="float">
            <text:p>0.52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09:12:41.834621519</meta:creation-date>
    <dc:date>2015-05-05T16:39:20.045017058</dc:date>
    <meta:editing-duration>PT7H13M11S</meta:editing-duration>
    <meta:editing-cycles>5</meta:editing-cycles>
    <meta:generator>LibreOffice/4.2.8.2$Linux_X86_64 LibreOffice_project/420m0$Build-2</meta:generator>
    <meta:document-statistic meta:table-count="1" meta:cell-count="169" meta:object-count="0"/>
  </office:meta>
</office:document-meta>
</file>